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officeooo:paragraph-rsid="0002bcea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officeooo:rsid="0002bcea" officeooo:paragraph-rsid="0002bcea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02bcea" style:font-size-asian="10pt" style:font-size-complex="10pt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fo:font-size="10pt" officeooo:paragraph-rsid="0002bcea" style:font-size-asian="10pt" style:font-size-complex="10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0pt" officeooo:rsid="00049720" officeooo:paragraph-rsid="00049720" style:font-size-asian="10pt" style:font-size-complex="10pt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Arial" fo:font-size="10pt" officeooo:rsid="0002bcea" officeooo:paragraph-rsid="0002bcea" style:font-size-asian="10pt" style:font-size-complex="10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0pt" officeooo:rsid="0004cdfd" officeooo:paragraph-rsid="0004cdfd" style:font-size-asian="10pt" style:font-size-complex="10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size="10pt" officeooo:rsid="0004cdfd" officeooo:paragraph-rsid="00062316" style:font-size-asian="10pt" style:font-size-complex="10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0pt" officeooo:rsid="0004cdfd" officeooo:paragraph-rsid="0007e55f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officeooo:rsid="0004cdfd" officeooo:paragraph-rsid="0004cdfd" style:font-size-asian="10pt" style:font-size-complex="10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10pt" officeooo:rsid="00062316" officeooo:paragraph-rsid="00062316" style:font-size-asian="10pt" style:font-size-complex="10pt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Arial" fo:font-size="10pt" style:text-underline-style="none" fo:font-weight="normal" officeooo:rsid="0002bcea" officeooo:paragraph-rsid="0002bcea" style:font-size-asian="10pt" style:font-weight-asian="normal" style:font-size-complex="10pt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officeooo:paragraph-rsid="0002bc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cdfd" style:font-weight-asian="bold" style:font-weight-complex="bold"/>
    </style:style>
    <style:style style:name="T3" style:family="text">
      <style:text-properties fo:font-weight="bold" officeooo:rsid="00062316" style:font-weight-asian="bold" style:font-weight-complex="bold"/>
    </style:style>
    <style:style style:name="T4" style:family="text">
      <style:text-properties fo:font-weight="bold" officeooo:rsid="0007e55f" style:font-weight-asian="bold" style:font-weight-complex="bold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02bcea" style:font-size-asian="10pt" style:font-size-complex="10pt"/>
    </style:style>
    <style:style style:name="T8" style:family="text"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049720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4cdfd" style:font-weight-asian="normal" style:font-weight-complex="normal"/>
    </style:style>
    <style:style style:name="T13" style:family="text">
      <style:text-properties fo:font-weight="normal" officeooo:rsid="0007e55f" style:font-weight-asian="normal" style:font-weight-complex="normal"/>
    </style:style>
    <style:style style:name="T14" style:family="text">
      <style:text-properties officeooo:rsid="0004cdf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- </text:span><text:span text:style-name="T10">sessUsr</text:span></text:p>
      <text:list xml:id="list2242812645" text:style-name="L1">
        <text:list-item>
          <text:p text:style-name="P3">Exemple bàsic de creacio, utilització i destruccio de sessions.</text:p>
        </text:list-item>
        <text:list-item>
          <text:p text:style-name="P3">Comprova les cookies en el navegador i els fitxers de sessions en el servidor <text:span text:style-name="T14">quan accedeixes a <text:s/></text:span><text:span text:style-name="T2">sessUsuari</text:span><text:span text:style-name="T3">Ctrl</text:span><text:span text:style-name="T2">.php</text:span>:</text:p>
          <text:list>
            <text:list-item>
              <text:p text:style-name="P5">Cookie <text:span text:style-name="T1">PHPSESSID</text:span> dins del navegador o programa client.</text:p>
            </text:list-item>
            <text:list-item>
              <text:p text:style-name="P5">Fitxers dins de <text:span text:style-name="T1">/var/lib/php/sessions </text:span><text:span text:style-name="T11">dins de l’equip a on s’executa el programa servidor.</text:span></text:p>
            </text:list-item>
          </text:list>
        </text:list-item>
        <text:list-item>
          <text:p text:style-name="P7"><text:span text:style-name="T11">Comprova que passa amb el resultat mostrat pel navageador, les cookies del navegador i el fitxer de sessió en el servidor si:</text:span></text:p>
          <text:list>
            <text:list-item>
              <text:p text:style-name="P11"><text:span text:style-name="T11">Tornes a accedir <text:s/></text:span><text:span text:style-name="T2">sessUs</text:span><text:span text:style-name="T4">r</text:span><text:span text:style-name="T1">Ctrl</text:span><text:span text:style-name="T2">.php </text:span><text:span text:style-name="T12">des del navegador </text:span><text:span text:style-name="T11">i des de <text:s/></text:span><text:span text:style-name="T2">sessUs</text:span><text:span text:style-name="T4">r</text:span><text:span text:style-name="T2">.</text:span><text:span text:style-name="T1">html</text:span><text:span text:style-name="T12">.</text:span></text:p>
            </text:list-item>
            <text:list-item>
              <text:p text:style-name="P8"><text:span text:style-name="T11">Refresques l’accés a <text:s/></text:span><text:span text:style-name="T1">sessUs</text:span><text:span text:style-name="T4">r</text:span><text:span text:style-name="T3">Ctrl</text:span><text:span text:style-name="T1">.php </text:span><text:span text:style-name="T11">des del navegador.</text:span></text:p>
            </text:list-item>
            <text:list-item>
              <text:p text:style-name="P8"><text:span text:style-name="T11">Obres nova pestanya del navegador i accedeixes </text:span><text:span text:style-name="T1">sessU</text:span><text:span text:style-name="T4">s</text:span><text:span text:style-name="T1">r</text:span><text:span text:style-name="T3">Ctrl</text:span><text:span text:style-name="T1">.php</text:span><text:span text:style-name="T11">.</text:span></text:p>
            </text:list-item>
            <text:list-item>
              <text:p text:style-name="P8"><text:span text:style-name="T11">Obres nova finestra del mateix navegador i accedeixes </text:span><text:span text:style-name="T1">sessUsr</text:span><text:span text:style-name="T3">Ctrl</text:span><text:span text:style-name="T1">.php</text:span><text:span text:style-name="T11">.</text:span></text:p>
            </text:list-item>
            <text:list-item>
              <text:p text:style-name="P8"><text:span text:style-name="T11">Obres una finestra amb un navegador diferent i accedeixes </text:span><text:span text:style-name="T1">sessUsr</text:span><text:span text:style-name="T3">Ctrl</text:span><text:span text:style-name="T1">.php</text:span></text:p>
            </text:list-item>
          </text:list>
        </text:list-item>
        <text:list-item>
          <text:p text:style-name="P9"><text:span text:style-name="T11">Comprova que passa amb el resultat mostrat pel navageador, les cookies del navegador i el fitxer de sessió en el servidor si </text:span><text:span text:style-name="T13">accedeixes a </text:span><text:span text:style-name="T4">s</text:span><text:span text:style-name="T1">ess</text:span><text:span text:style-name="T4">UsrDest</text:span><text:span text:style-name="T1">.php</text:span></text:p>
        </text:list-item>
      </text:list>
      <text:p text:style-name="P10"><text:span text:style-name="T11"/></text:p>
      <text:p text:style-name="P1"><text:span text:style-name="T1">2-</text:span> <text:span text:style-name="T9">vendes</text:span></text:p>
      <text:list text:style-name="L2">
        <text:list-item>
          <text:p text:style-name="P4">Exemple de com les sessions es mantenen quan es passa d'una pàgina a una altra</text:p>
        </text:list-item>
        <text:list-item>
          <text:p text:style-name="P4">Comprova les cookies en el navegador i els fitxers de sessions en el servidor quan es passa de pàgina</text:p>
          <text:p text:style-name="P4"><text:tab/></text:p>
        </text:list-item>
      </text:list>
      <text:p text:style-name="P1"><text:span text:style-name="T1">3- </text:span><text:span text:style-name="T9">agenda</text:span> </text:p>
      <text:list text:style-name="L3">
        <text:list-item>
          <text:p text:style-name="P13"><text:span text:style-name="T6">Exemple amb login, logout </text:span><text:span text:style-name="T7">de sessió d'usuari</text:span></text:p>
        </text:list-item>
        <text:list-item>
          <text:p text:style-name="P13"><text:span text:style-name="T7">D</text:span><text:span text:style-name="T6">eterminades pàgines (menu.php, personal.php, professional.php </text:span><text:span text:style-name="T7">i professional.php i serveis.php) només són accessibles si hi ha una sessió establerta</text:span></text:p>
        </text:list-item>
        <text:list-item>
          <text:p text:style-name="P6">Els fitxers de dades estan protegits per l'aplicació utilitzant sessions i pel servidor des de la seva configuració.</text:p>
        </text:list-item>
      </text:list>
      <text:p text:style-name="P2"/>
      <text:p text:style-name="P2"><text:span text:style-name="T5">4- </text:span><text:span text:style-name="T6"><text:s/></text:span><text:span text:style-name="T8">agendaV2</text:span></text:p>
      <text:list text:style-name="L4">
        <text:list-item>
          <text:p text:style-name="P12">S'ha afegit temps d'expiració a l'aplicació agenda.</text:p>
        </text:list-item>
        <text:list-item>
          <text:p text:style-name="P12">S'han creat funcions per posar en comú les parts de codi d'accés a fitxers i creació de taules.</text:p>
        </text:list-item>
        <text:list-item>
          <text:p text:style-name="P12">S'ha treballat amb require</text:p>
        </text:list-item>
        <text:list-item>
          <text:p text:style-name="P12">S'han modificat <text:s/>login.php menu.php, personal.php, professional.php i professional.php i serveis.php i logout.php</text:p>
        </text:list-item>
        <text:list-item>
          <text:p text:style-name="P12">S'han creat els fitxers nou biblioteca.php i logout_expira_sessio.php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3:39:04.430466624</meta:creation-date>
    <dc:date>2023-10-19T11:33:55.792580271</dc:date>
    <meta:editing-duration>PT1H20M59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26" meta:word-count="296" meta:character-count="1845" meta:non-whitespace-character-count="1587"/>
  </office:meta>
</office:document-meta>
</file>